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7b9b" officeooo:paragraph-rsid="00007b9b"/>
    </style:style>
    <style:style style:name="P2" style:family="paragraph" style:parent-style-name="Standard">
      <style:paragraph-properties fo:text-align="center" style:justify-single-word="false"/>
      <style:text-properties fo:font-weight="bold" officeooo:rsid="000478ba" officeooo:paragraph-rsid="000478ba" style:font-weight-asian="bold" style:font-weight-complex="bold"/>
    </style:style>
    <style:style style:name="P3" style:family="paragraph" style:parent-style-name="Standard">
      <style:paragraph-properties fo:text-align="center" style:justify-single-word="false"/>
      <style:text-properties fo:font-weight="bold" officeooo:rsid="00059641" officeooo:paragraph-rsid="00059641" style:font-weight-asian="bold" style:font-weight-complex="bold"/>
    </style:style>
    <style:style style:name="P4" style:family="paragraph" style:parent-style-name="Standard">
      <style:paragraph-properties fo:text-align="center" style:justify-single-word="false"/>
      <style:text-properties fo:font-size="22pt" fo:font-weight="bold" officeooo:rsid="00007b9b" officeooo:paragraph-rsid="00007b9b" style:font-weight-asian="bold" style:font-weight-complex="bold"/>
    </style:style>
    <style:style style:name="P5" style:family="paragraph" style:parent-style-name="Standard">
      <style:text-properties officeooo:rsid="0000f02c" officeooo:paragraph-rsid="0000f02c"/>
    </style:style>
    <style:style style:name="P6" style:family="paragraph" style:parent-style-name="Standard" style:list-style-name="L1">
      <style:text-properties officeooo:rsid="0000f02c" officeooo:paragraph-rsid="0000f02c"/>
    </style:style>
    <style:style style:name="P7" style:family="paragraph" style:parent-style-name="Standard" style:list-style-name="L1">
      <style:text-properties fo:font-style="normal" officeooo:rsid="0000f02c" officeooo:paragraph-rsid="0000f02c" style:font-style-asian="normal" style:font-style-complex="normal"/>
    </style:style>
    <style:style style:name="P8" style:family="paragraph" style:parent-style-name="Standard" style:list-style-name="L1">
      <style:text-properties fo:font-style="normal" officeooo:rsid="0002958a" officeooo:paragraph-rsid="0002958a" style:font-style-asian="normal" style:font-style-complex="normal"/>
    </style:style>
    <style:style style:name="P9" style:family="paragraph" style:parent-style-name="Standard">
      <style:text-properties fo:font-style="normal" officeooo:rsid="0002958a" officeooo:paragraph-rsid="0002958a" style:font-style-asian="normal" style:font-style-complex="normal"/>
    </style:style>
    <style:style style:name="P10" style:family="paragraph" style:parent-style-name="Standard" style:list-style-name="L3">
      <style:text-properties fo:font-style="normal" officeooo:rsid="0002958a" officeooo:paragraph-rsid="000478ba" style:font-style-asian="normal" style:font-style-complex="normal"/>
    </style:style>
    <style:style style:name="P11" style:family="paragraph" style:parent-style-name="Standard" style:list-style-name="L3">
      <style:text-properties fo:font-style="normal" officeooo:rsid="0006ccee" officeooo:paragraph-rsid="0006ccee" style:font-style-asian="normal" style:font-style-complex="normal"/>
    </style:style>
    <style:style style:name="P12" style:family="paragraph" style:parent-style-name="Standard">
      <style:text-properties fo:font-style="normal" officeooo:rsid="0006ccee" officeooo:paragraph-rsid="0006ccee" style:font-style-asian="normal" style:font-style-complex="normal"/>
    </style:style>
    <style:style style:name="P13" style:family="paragraph" style:parent-style-name="Standard">
      <style:paragraph-properties fo:text-align="center" style:justify-single-word="false"/>
      <style:text-properties fo:font-style="normal" officeooo:rsid="0006ccee" officeooo:paragraph-rsid="0006ccee" style:font-style-asian="normal" style:font-style-complex="normal"/>
    </style:style>
    <style:style style:name="P14" style:family="paragraph" style:parent-style-name="Standard">
      <style:text-properties fo:font-style="normal" fo:font-weight="normal" officeooo:rsid="0006ccee" officeooo:paragraph-rsid="0006ccee" style:font-style-asian="normal" style:font-weight-asian="normal" style:font-style-complex="normal" style:font-weight-complex="normal"/>
    </style:style>
    <style:style style:name="T1" style:family="text">
      <style:text-properties officeooo:rsid="0000f02c"/>
    </style:style>
    <style:style style:name="T2" style:family="text">
      <style:text-properties fo:font-style="italic" style:font-style-asian="italic" style:font-style-complex="italic"/>
    </style:style>
    <style:style style:name="T3" style:family="text">
      <style:text-properties officeooo:rsid="0002958a"/>
    </style:style>
    <style:style style:name="T4" style:family="text">
      <style:text-properties fo:color="#000000" style:font-name="Liberation Serif" fo:font-size="12pt" style:font-size-asian="12pt" style:font-size-complex="12pt"/>
    </style:style>
    <style:style style:name="T5" style:family="text">
      <style:text-properties fo:color="#000000" style:font-name="Liberation Serif" fo:font-size="12pt" officeooo:rsid="000478ba" style:font-size-asian="12pt" style:font-size-complex="12pt"/>
    </style:style>
    <style:style style:name="T6" style:family="text">
      <style:text-properties fo:color="#000000" style:font-name="Liberation Serif" fo:font-size="12pt" fo:font-weight="bold" style:font-size-asian="12pt" style:font-weight-asian="bold" style:font-size-complex="12pt" style:font-weight-complex="bold"/>
    </style:style>
    <style:style style:name="T7" style:family="text">
      <style:text-properties style:font-name="Liberation Serif" fo:font-size="12pt" style:font-size-asian="12pt" style:font-size-complex="12pt"/>
    </style:style>
    <style:style style:name="T8" style:family="text">
      <style:text-properties officeooo:rsid="000478ba"/>
    </style:style>
    <style:style style:name="T9" style:family="text">
      <style:text-properties officeooo:rsid="0005964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E Report Week 1</text:p>
      <text:p text:style-name="P4">Arka Mallick and Daiem Ali</text:p>
      <text:p text:style-name="P4"/>
      <text:p text:style-name="P1">1. <text:span text:style-name="T1">W</text:span>e used the robots arm to mark the starting and ending position. We programmed the robot to mark its starting position by rotating its arm 360 degrees at the beginning and then start executing the motion i.e. straight, left curve or right curve, when its done moving it rotate its arm 360 degrees again <text:span text:style-name="T9">to mark th end position</text:span>. <text:span text:style-name="T8">Also we marked the exteriors of the robots left, right and rear tires and fixed extruded lego pieces to reduce the variation in starting position. See figure 1.1 for explanation.</text:span></text:p>
      <text:p text:style-name="P1"/>
      <text:p text:style-name="P2">(Paste the picture of the sheet taken by Arka)</text:p>
      <text:p text:style-name="P3">Figure 1.1</text:p>
      <text:p text:style-name="P1"/>
      <text:p text:style-name="P5">2. The robot program parameters used are as follows:</text:p>
      <text:list xml:id="list4127227405416877864" text:style-name="L1">
        <text:list-item>
          <text:p text:style-name="P6">we used <text:span text:style-name="T2">DifferentialPilot</text:span> Class for LEJOS NXT.</text:p>
        </text:list-item>
        <text:list-item>
          <text:p text:style-name="P6">Following input arguments were given to the <text:s/><text:span text:style-name="T2">DifferentialPilot.</text:span></text:p>
          <text:list>
            <text:list-item>
              <text:p text:style-name="P7">Tier Diameter : 5.5cm</text:p>
            </text:list-item>
            <text:list-item>
              <text:p text:style-name="P7">Track Width : 11.1cm (this is the distance between the two tires, taken from the middle of the tires.)</text:p>
            </text:list-item>
            <text:list-item>
              <text:p text:style-name="P7"><text:span text:style-name="T3">R</text:span>eference of the left and right motors connected at <text:span text:style-name="T3">robots p</text:span>ort A and B of robot respectively.</text:p>
            </text:list-item>
          </text:list>
        </text:list-item>
        <text:list-item>
          <text:p text:style-name="P8">For moving the arm motor the<text:span text:style-name="T7"> </text:span><text:span text:style-name="T4">NXTRegulatedMotor class was used, whit the motor port reference of port C.</text:span></text:p>
        </text:list-item>
        <text:list-item>
          <text:p text:style-name="P8"><text:span text:style-name="T4">For forward motion the following parameters were used:</text:span></text:p>
          <text:list>
            <text:list-item>
              <text:p text:style-name="P8"><text:span text:style-name="T4">Travel distance 60cm.</text:span></text:p>
            </text:list-item>
            <text:list-item>
              <text:p text:style-name="P8"><text:span text:style-name="T4">Travel Speed of 10cm per second.</text:span></text:p>
            </text:list-item>
          </text:list>
        </text:list-item>
        <text:list-item>
          <text:p text:style-name="P8"><text:span text:style-name="T4">For left and right angular motion:</text:span></text:p>
          <text:list>
            <text:list-item>
              <text:p text:style-name="P8"><text:span text:style-name="T4">Travel distance 60cm.</text:span></text:p>
            </text:list-item>
            <text:list-item>
              <text:p text:style-name="P8"><text:span text:style-name="T4">Travel Speed of 10cm per second.</text:span></text:p>
            </text:list-item>
            <text:list-item>
              <text:p text:style-name="P8"><text:span text:style-name="T4">Travel arc radius of 80 degrees for left arc motion and -80 degrees for right arc motion .</text:span></text:p>
            </text:list-item>
          </text:list>
        </text:list-item>
      </text:list>
      <text:p text:style-name="P9"><text:span text:style-name="T4">3. Observations made:</text:span></text:p>
      <text:list xml:id="list69827233019731610" text:style-name="L3">
        <text:list-item>
          <text:p text:style-name="P10"><text:span text:style-name="T4">Viewing from front, the right tire of the robot is tilted outwards which can cause the </text:span><text:span text:style-name="T5">errors in the distance measurements of robots.</text:span></text:p>
        </text:list-item>
        <text:list-item>
          <text:p text:style-name="P10"><text:span text:style-name="T5">The rear free wheel of robot displaces the robot a little to align itself to the direction of motion.</text:span></text:p>
        </text:list-item>
        <text:list-item>
          <text:p text:style-name="P11"><text:span text:style-name="T5">W</text:span><text:span text:style-name="T4">hen you run the robot for different distances it makes error proportionate to the commanded distance. e.g :</text:span></text:p>
          <text:list>
            <text:list-item>
              <text:p text:style-name="P11"><text:span text:style-name="T4">Commanded distance 50cm, achieved distance 50.5cm.</text:span></text:p>
            </text:list-item>
            <text:list-item>
              <text:p text:style-name="P11"><text:span text:style-name="T4">Commanded distance 20cm achieved distance 20.2cm. </text:span></text:p>
            </text:list-item>
          </text:list>
        </text:list-item>
      </text:list>
      <text:p text:style-name="P12"><text:span text:style-name="T4">4. The Observed data :</text:span></text:p>
      <text:p text:style-name="P13"><text:span text:style-name="T4">(</text:span><text:span text:style-name="T6">Paste the data collected in Excel Sheet here)</text:span></text:p>
      <text:p text:style-name="P13"><text:span text:style-name="T6">Table 1</text:span></text:p>
      <text:p text:style-name="P14"><text:span text:style-name="T4">5. Refer to the measured data shown in table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1T17:31:58.364554254</meta:creation-date>
    <dc:date>2015-04-11T18:35:47.019841584</dc:date>
    <meta:editing-duration>PT48M37S</meta:editing-duration>
    <meta:editing-cycles>4</meta:editing-cycles>
    <meta:generator>LibreOffice/4.2.7.2$Linux_X86_64 LibreOffice_project/420m0$Build-2</meta:generator>
    <meta:document-statistic meta:table-count="0" meta:image-count="0" meta:object-count="0" meta:page-count="1" meta:paragraph-count="29" meta:word-count="360" meta:character-count="1975" meta:non-whitespace-character-count="1660"/>
  </office:meta>
</office:document-meta>
</file>